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8a5" officeooo:paragraph-rsid="0018e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8:17:17.630401950</meta:creation-date>
    <dc:date>2018-07-03T18:17:45.188707630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0.4.2$Linux_X86_64 LibreOffice_project/00m0$Build-2</meta:generator>
  </office:meta>
</office:document-meta>
</file>